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7mm"/>
    </style:style>
    <style:style style:name="co2" style:family="table-column">
      <style:table-column-properties fo:break-before="auto" style:column-width="171.94mm"/>
    </style:style>
    <style:style style:name="co3" style:family="table-column">
      <style:table-column-properties fo:break-before="auto" style:column-width="32.93mm"/>
    </style:style>
    <style:style style:name="co4" style:family="table-column">
      <style:table-column-properties fo:break-before="auto" style:column-width="48.58mm"/>
    </style:style>
    <style:style style:name="co5" style:family="table-column">
      <style:table-column-properties fo:break-before="auto" style:column-width="37.68mm"/>
    </style:style>
    <style:style style:name="co6" style:family="table-column">
      <style:table-column-properties fo:break-before="auto" style:column-width="45.77mm"/>
    </style:style>
    <style:style style:name="co7" style:family="table-column">
      <style:table-column-properties fo:break-before="auto" style:column-width="22.3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CATEGORY">
      <style:table-properties table:display="true" style:writing-mode="lr-tb"/>
    </style:style>
    <style:style style:name="ta2" style:family="table" style:master-page-name="PageStyle_5f_PROCEDURE">
      <style:table-properties table:display="true" style:writing-mode="lr-tb"/>
    </style:style>
    <style:style style:name="ce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dotted #000000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dotte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TEGO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atre Procedur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n Theatre Procedures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DURE" table:style-name="ta2">
        <office:forms form:automatic-focus="false" form:apply-design-mode="false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2">
          <table:table-cell table:number-columns-repeated="2" table:style-name="ce4" office:value-type="string" calcext:value-type="string">
            <text:p>Lumbar Decompression 4 Levels With Fixati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800000" calcext:value-type="float">
            <text:p>80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osterior <text:s/>Lumbar Spinal Surgery, 2 Levels With Impla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977500" calcext:value-type="float">
            <text:p>977,5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osterior <text:s/>Lumbar Spinal Surgery, 3 Levels <text:s/>With Impla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1150000" calcext:value-type="float">
            <text:p>1,1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osterior <text:s/>Lumbar Spinal Surgery, No Impla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862500" calcext:value-type="float">
            <text:p>862,5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osterior Cervical Discectomy And Fusion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800000" calcext:value-type="float">
            <text:p>80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osterior Lumbar Spinal Surgery, 1 Level <text:s/>With Implant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977500" calcext:value-type="float">
            <text:p>977,5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Thoracic Spine Pedicle Screw Fixation 1 Leve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650000" calcext:value-type="float">
            <text:p>6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Thoracic Spine Pedicle Screw Fixation 2 Level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750000" calcext:value-type="float">
            <text:p>7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Thoracic Spine Pedicle Screw Fixation 3 Level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50000" calcext:value-type="float">
            <text:p>4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850000" calcext:value-type="float">
            <text:p>85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xchange Plate &amp; Screw To Nail Femu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300000" calcext:value-type="float">
            <text:p>300,000.00 </text:p>
          </table:table-cell>
          <table:table-cell table:style-name="ce7" office:value-type="float" office:value="80000" calcext:value-type="float">
            <text:p>8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60000" calcext:value-type="float">
            <text:p>6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xchange Plate &amp; Screw To Nail Tibi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200000" calcext:value-type="float">
            <text:p>2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Removal Of Femoral Interlocking Nail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200000" calcext:value-type="float">
            <text:p>2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75000" calcext:value-type="float">
            <text:p>75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Removal Of Humeral Interlocking Na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75000" calcext:value-type="float">
            <text:p>75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Removal Of Tibial Interlocking Nai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75000" calcext:value-type="float">
            <text:p>75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Revision Orif Humerus Single Stag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200000" calcext:value-type="float">
            <text:p>2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Tendon Transfer, Paediatric, 2 Or More Tend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200000" calcext:value-type="float">
            <text:p>2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40000" calcext:value-type="float">
            <text:p>4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Nephrectom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200000" calcext:value-type="float">
            <text:p>20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500000" calcext:value-type="float">
            <text:p>5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Orchidectom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20000" calcext:value-type="float">
            <text:p>2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Orchidopex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20000" calcext:value-type="float">
            <text:p>2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rostatic Biopsy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20000" calcext:value-type="float">
            <text:p>20,000.00 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10000" calcext:value-type="float">
            <text:p>1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Suprapubic Cystostom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100000" calcext:value-type="float">
            <text:p>100,000.00 </text:p>
          </table:table-cell>
          <table:table-cell table:style-name="ce7" office:value-type="float" office:value="40000" calcext:value-type="float">
            <text:p>40,000.00 </text:p>
          </table:table-cell>
          <table:table-cell table:style-name="ce7" office:value-type="float" office:value="150000" calcext:value-type="float">
            <text:p>150,000.00 </text:p>
          </table:table-cell>
          <table:table-cell table:style-name="ce7" office:value-type="float" office:value="20000" calcext:value-type="float">
            <text:p>2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TUR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heatre Procedures</text:p>
          </table:table-cell>
          <table:table-cell table:style-name="ce7" office:value-type="float" office:value="300000" calcext:value-type="float">
            <text:p>3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style-name="ce7" office:value-type="float" office:value="500000" calcext:value-type="float">
            <text:p>500,000.00 </text:p>
          </table:table-cell>
          <table:table-cell table:style-name="ce7" office:value-type="float" office:value="60000" calcext:value-type="float">
            <text:p>60,000.00 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Cast Removal, Slab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" calcext:value-type="float">
            <text:p>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Adult, Above The Elbow, Arm Or Shoulder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30000" calcext:value-type="float">
            <text:p>3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Adult, Below The Elbow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20000" calcext:value-type="float">
            <text:p>2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Adult, Below The Kne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30000" calcext:value-type="float">
            <text:p>3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Child, Above The Elbow, Arm Or Shoulder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10000" calcext:value-type="float">
            <text:p>1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Child, Above The Knee 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20000" calcext:value-type="float">
            <text:p>2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Child, Below The Elbow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" calcext:value-type="float">
            <text:p>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Full Cast Or Slab Application, Child, Below The Knee 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15000" calcext:value-type="float">
            <text:p>1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-Arterial Canulation (Abg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20000" calcext:value-type="float">
            <text:p>2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-Arterial Canulation (Monitoring Per Day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30000" calcext:value-type="float">
            <text:p>3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venous Canulation, Central 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0" calcext:value-type="float">
            <text:p>5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venous Canulation, Central 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100000" calcext:value-type="float">
            <text:p>10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lesional Steroid Injection/Session 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" calcext:value-type="float">
            <text:p>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tralesional Steroid Injection/Session 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10000" calcext:value-type="float">
            <text:p>1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Skin Biopsy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20000" calcext:value-type="float">
            <text:p>2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Blood Film Preparation Fe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" calcext:value-type="float">
            <text:p>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Blood Film Report Fee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8000" calcext:value-type="float">
            <text:p>8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5" office:value-type="string" calcext:value-type="string">
            <text:p>Chemotherapy/Session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35000" calcext:value-type="float">
            <text:p>3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xchange Blood Transfusion I (2 Units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200000" calcext:value-type="float">
            <text:p>20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xchange Blood Transfusion II (4 Units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300000" calcext:value-type="float">
            <text:p>30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xchange Blood Transfusion III (6 Units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400000" calcext:value-type="float">
            <text:p>40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MG/NCS, Combined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75000" calcext:value-type="float">
            <text:p>7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llizarov Adjustment At Outpatient 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9" office:value-type="float" office:value="50000" calcext:value-type="float">
            <text:p>5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EBT Per Session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30000" calcext:value-type="float">
            <text:p>3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cubator Care Per Night (General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7500" calcext:value-type="float">
            <text:p>7,5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Incubator Care Per night (Private)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10000" calcext:value-type="float">
            <text:p>10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Phototherapy Per Day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5000" calcext:value-type="float">
            <text:p>5,000.00 </text:p>
          </table:table-cell>
          <table:table-cell table:style-name="ce8"/>
          <table:table-cell table:number-columns-repeated="1016"/>
        </table:table-row>
        <table:table-row table:style-name="ro2">
          <table:table-cell table:number-columns-repeated="2" table:style-name="ce4" office:value-type="string" calcext:value-type="string">
            <text:p>SCBU/NICU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Non-Theatre Procedures</text:p>
          </table:table-cell>
          <table:table-cell/>
          <table:table-cell table:style-name="ce8"/>
          <table:table-cell table:style-name="ce10" office:value-type="float" office:value="30000" calcext:value-type="float">
            <text:p>30,000.00 </text:p>
          </table:table-cell>
          <table:table-cell table:style-name="ce8"/>
          <table:table-cell table:number-columns-repeated="1016"/>
        </table:table-row>
        <table:table-row table:style-name="ro2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5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8:13:13.005071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CEDURE" style:display-name="PageStyle_PROCED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we Odukwe</meta:initial-creator>
    <meta:creation-date>2017-12-15T11:09:20</meta:creation-date>
    <dc:date>2017-12-18T18:15:19.276270195</dc:date>
    <meta:generator>LibreOffice/5.1.6.2$Linux_X86_64 LibreOffice_project/10m0$Build-2</meta:generator>
    <meta:editing-duration>PT2M51S</meta:editing-duration>
    <meta:editing-cycles>3</meta:editing-cycles>
    <meta:document-statistic meta:table-count="2" meta:cell-count="3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